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sans-serif" style:font-family-asian="sans-serif" style:font-family-complex="sans-serif" fo:background-color="transparent" style:use-window-font-color="true"/>
    </style:style>
    <style:style style:name="T3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8.00pt" fo:font-weight="bold" fo:font-family="sans-serif" style:font-family-asian="sans-serif" style:font-family-complex="sans-serif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2">Rejath T M</text:span></text:p>
      <text:p text:style-name="P1"><text:span text:style-name="T3">Roll No 50</text:span></text:p>
      <text:p text:style-name="P1"><text:span text:style-name="T3">TCR18CS050</text:span></text:p>
      <text:p text:style-name="P1"><text:span text:style-name="T3">GECT CSE S5</text:span></text:p>
      <text:p text:style-name="P1"><text:span text:style-name="T4"/></text:p>
      <text:p text:style-name="P1"><text:span text:style-name="T5">Readme:</text:span></text:p>
      <text:p text:style-name="P1"><text:span text:style-name="T6">Contents of the mail: </text:span></text:p>
      <text:p text:style-name="P1"><text:span text:style-name="T7">exp3.sql- file containing sql commands of experiment 3.</text:span></text:p>
      <text:p text:style-name="P1"><text:span text:style-name="T8">Here i am using MySQL 8.0.21.0 on Windows 10</text:span></text:p>
      <text:p text:style-name="P1"><text:span text:style-name="T9"/></text:p>
      <text:p text:style-name="P1"><text:span text:style-name="T10">We can run the the batch script from terminal using the following command</text:span></text:p>
      <text:p text:style-name="P1"><text:span text:style-name="T11">$mysql -u (username) -p(password) &lt; (~/directory/batch.sql) </text:span></text:p>
      <text:p text:style-name="P1"><text:span text:style-name="T12">Then the batch will be executed.</text:span></text:p>
      <text:p text:style-name="P1"><text:span text:style-name="T13"/></text:p>
      <text:list text:style-name="L2">
        <text:list-item>
          <text:p text:style-name="P2"><text:span text:style-name="T14">Here experiment is to create relationship between entities.</text:span></text:p>
        </text:list-item>
        <text:list-item>
          <text:p text:style-name="P2"><text:span text:style-name="T14">There are many to many relations between<text:s/></text:span><text:span text:style-name="T15">Pharmacy and Manufacturer(</text:span><text:span text:style-name="T16">Contract</text:span><text:span text:style-name="T17">) and between<text:s/></text:span><text:span text:style-name="T18">Drugs,Patient</text:span><text:span text:style-name="T19">, and<text:s/></text:span><text:span text:style-name="T20">Doctor</text:span><text:span text:style-name="T21">(</text:span><text:span text:style-name="T22">Prescription</text:span><text:span text:style-name="T23">)</text:span><text:span text:style-name="T24"/></text:p>
        </text:list-item>
        <text:list-item>
          <text:p text:style-name="P2"><text:span text:style-name="T25">Prescription</text:span><text:span text:style-name="T26"><text:s/>is also connected with<text:s/></text:span><text:span text:style-name="T27">Bill</text:span><text:span text:style-name="T28">.</text:span><text:span text:style-name="T29"/></text:p>
        </text:list-item>
        <text:list-item>
          <text:p text:style-name="P2"><text:span text:style-name="T30">Rest of the entity relations are connected via<text:s/></text:span><text:span text:style-name="T31">Foreign keys</text:span><text:span text:style-name="T32">.</text:span><text:span text:style-name="T33"/></text:p>
        </text:list-item>
      </text:list>
      <text:p text:style-name="P3"><text:span text:style-name="T34">exp13sql<text:s/></text:span><text:span text:style-name="T35">contains<text:s/></text:span><text:span text:style-name="T36">SELECT</text:span><text:span text:style-name="T37"><text:s/>command with<text:s/></text:span><text:span text:style-name="T38">FROM, WHERE, ORDER BY.</text:span></text:p>
      <text:p text:style-name="P3"><text:span text:style-name="T39"/></text:p>
      <text:p text:style-name="P3"><text:span text:style-name="T40"/></text:p>
      <text:p text:style-name="P3"><text:span text:style-name="T40"/></text:p>
      <text:p text:style-name="P3"><text:span text:style-name="T40"/></text:p>
      <text:p text:style-name="P3"><text:span text:style-name="T40"/></text:p>
      <text:p text:style-name="P3"><text:span text:style-name="T40"/></text:p>
      <text:p text:style-name="P3"><text:span text:style-name="T40"/></text:p>
      <text:p text:style-name="P3"><text:span text:style-name="T40"/></text:p>
      <text:p text:style-name="P3"><text:span text:style-name="T40"/></text:p>
      <text:p text:style-name="P3"><text:span text:style-name="T40"/></text:p>
      <text:p text:style-name="P3"><text:span text:style-name="T4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